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730000032400CB240F784A47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fill="none" draw:fill-color="#ff3333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3333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3.41cm" svg:x="1cm" svg:y="8.1cm">
          <draw:image xlink:href="Pictures/10000000000004730000032400CB240F784A47BF.png" xlink:type="simple" xlink:show="embed" xlink:actuate="onLoad">
            <text:p text:style-name="P1"/>
          </draw:image>
        </draw:frame>
        <draw:line draw:style-name="gr2" draw:text-style-name="P2" draw:layer="layout" svg:x1="3cm" svg:y1="12.9cm" svg:x2="10.1cm" svg:y2="20.1cm">
          <text:p/>
        </draw:line>
        <draw:frame draw:style-name="gr3" draw:text-style-name="P3" draw:layer="layout" svg:width="3.774cm" svg:height="0.962cm" svg:x="10.7cm" svg:y="18.7cm">
          <draw:text-box>
            <text:p>Interdizione</text:p>
          </draw:text-box>
        </draw:frame>
        <draw:frame draw:style-name="gr3" draw:text-style-name="P3" draw:layer="layout" svg:width="3.88cm" svg:height="0.962cm" svg:x="1cm" svg:y="8.8cm">
          <draw:text-box>
            <text:p>Saturazione</text:p>
          </draw:text-box>
        </draw:frame>
        <draw:frame draw:style-name="gr3" draw:text-style-name="P3" draw:layer="layout" svg:width="3.639cm" svg:height="0.962cm" svg:x="11.6cm" svg:y="8.9cm">
          <draw:text-box>
            <text:p>Zona attiva</text:p>
          </draw:text-box>
        </draw:frame>
        <draw:frame draw:style-name="gr4" draw:text-style-name="P3" draw:layer="layout" svg:width="0.502cm" svg:height="0.962cm" svg:x="-9.7cm" svg:y="19.5cm">
          <draw:text-box>
            <text:p/>
          </draw:text-box>
        </draw:frame>
        <officeooo:annotation svg:x="0cm" svg:y="0cm">
          <dc:date>2016-10-20T18:13:51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0T18:16:38.186753235</dc:date>
    <meta:editing-duration>PT3M25S</meta:editing-duration>
    <meta:editing-cycles>1</meta:editing-cycles>
    <meta:document-statistic meta:object-count="6"/>
    <meta:generator>LibreOffice/5.1.4.2$Linux_x86 LibreOffice_project/10m0$Build-2</meta:generator>
  </office:meta>
</office:document-meta>
</file>